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font-name-asian="Courier New" style:font-name-complex="Courier New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2a00ff"/>
    </style:style>
    <style:style style:name="T9" style:family="text">
      <style:text-properties fo:color="#644632"/>
    </style:style>
    <style:style style:name="T10" style:family="text">
      <style:text-properties fo:color="#644632" fo:font-weight="bold" style:font-weight-asian="bold" style:font-weight-complex="bold"/>
    </style:style>
    <style:style style:name="T11" style:family="text">
      <style:text-properties fo:color="#644632" style:text-underline-style="solid" style:text-underline-width="auto" style:text-underline-color="font-color"/>
    </style:style>
    <style:style style:name="T12" style:family="text">
      <style:text-properties fo:color="#644632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5032"/>
    </style:style>
    <style:style style:name="T14" style:family="text">
      <style:text-properties fo:color="#0000c0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0000c0" style:text-underline-style="solid" style:text-underline-width="auto" style:text-underline-color="font-color"/>
    </style:style>
    <style:style style:name="T17" style:family="text">
      <style:text-properties fo:color="#3f7f5f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color="#3f7f5f" style:font-name-asian="Courier New" style:font-name-complex="Courier New"/>
    </style:style>
    <style:style style:name="T20" style:family="text">
      <style:text-properties fo:color="#3f7f5f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21" style:family="text">
      <style:text-properties style:font-name-asian="Courier New" style:font-name-complex="Courier New"/>
    </style:style>
    <style:style style:name="T22" style:family="text">
      <style:text-properties fo:color="#642880"/>
    </style:style>
    <style:style style:name="T23" style:family="text">
      <style:text-properties fo:color="#642880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Stack.h</text:p>
      <text:p text:style-name="Standard"/>
      <text:p text:style-name="P5"><text:span text:style-name="T1">#ifndef</text:span><text:span text:style-name="T4"> DYNAMICSTACK_H_</text:span></text:p>
      <text:p text:style-name="P5"><text:span text:style-name="T1">#define</text:span><text:span text:style-name="T4"> DYNAMICSTACK_H_</text:span></text:p>
      <text:p text:style-name="P5"/>
      <text:p text:style-name="P5"><text:span text:style-name="T1">#include</text:span><text:span text:style-name="T4"> </text:span><text:span text:style-name="T8">"List.h"</text:span></text:p>
      <text:p text:style-name="P5"><text:span text:style-name="T1">#include</text:span><text:span text:style-name="T4"> </text:span><text:span text:style-name="T8">&lt;stdexcept&gt;</text:span>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class</text:span><text:span text:style-name="T4"> </text:span><text:span text:style-name="T13">DynamicStack</text:span></text:p>
      <text:p text:style-name="P2">{</text:p>
      <text:p text:style-name="P5"><text:span text:style-name="T1">private</text:span><text:span text:style-name="T4">:</text:span></text:p>
      <text:p text:style-name="P5"><text:span text:style-name="T4"><text:tab/></text:span><text:span text:style-name="T13">List</text:span><text:span text:style-name="T4">&lt;</text:span><text:span text:style-name="T9">T</text:span><text:span text:style-name="T4">&gt; </text:span><text:span text:style-name="T14">fElements</text:span><text:span text:style-name="T4">;</text:span></text:p>
      <text:p text:style-name="P5"/>
      <text:p text:style-name="P5"><text:span text:style-name="T1">public</text:span><text:span text:style-name="T4">:</text:span></text:p>
      <text:p text:style-name="P5"><text:span text:style-name="T4"><text:tab/></text:span><text:span text:style-name="T1">bool</text:span><text:span text:style-name="T4"> </text:span><text:span text:style-name="T4">isEmpty</text:span><text:span text:style-name="T4">(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Elements</text:span><text:span text:style-name="T4">.isEmpty();</text:span></text:p>
      <text:p text:style-name="P2"><text:tab/>}</text:p>
      <text:p text:style-name="P5"/>
      <text:p text:style-name="P5"><text:span text:style-name="T4"><text:tab/></text:span><text:span text:style-name="T1">int</text:span><text:span text:style-name="T4"> </text:span><text:span text:style-name="T4">size</text:span><text:span text:style-name="T4">(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Elements</text:span><text:span text:style-name="T4">.size();</text:span></text:p>
      <text:p text:style-name="P2"><text:tab/>}</text:p>
      <text:p text:style-name="P5"/>
      <text:p text:style-name="P5"><text:span text:style-name="T4"><text:tab/></text:span><text:span text:style-name="T1">void</text:span><text:span text:style-name="T4"> </text:span><text:span text:style-name="T4">push</text:span><text:span text:style-name="T4">(</text:span><text:span text:style-name="T1">const</text:span><text:span text:style-name="T4"> </text:span><text:span text:style-name="T9">T</text:span><text:span text:style-name="T4">&amp; aItem)</text:span></text:p>
      <text:p text:style-name="P2"><text:tab/>{</text:p>
      <text:p text:style-name="P5"><text:span text:style-name="T4"><text:tab/><text:tab/></text:span><text:span text:style-name="T14">fElements</text:span><text:span text:style-name="T4">.addFirst(aItem);</text:span></text:p>
      <text:p text:style-name="P2"><text:tab/>}</text:p>
      <text:p text:style-name="P5"/>
      <text:p text:style-name="P5"><text:span text:style-name="T4"><text:tab/></text:span><text:span text:style-name="T1">void</text:span><text:span text:style-name="T4"> </text:span><text:span text:style-name="T4">pop</text:span><text:span text:style-name="T4">()</text:span></text:p>
      <text:p text:style-name="P2"><text:tab/>{</text:p>
      <text:p text:style-name="P5"><text:span text:style-name="T4"><text:tab/><text:tab/></text:span><text:span text:style-name="T14">fElements</text:span><text:span text:style-name="T4">.dropFirst();</text:span></text:p>
      <text:p text:style-name="P2"><text:tab/>}</text:p>
      <text:p text:style-name="P5"/>
      <text:p text:style-name="P5"><text:span text:style-name="T4"><text:tab/></text:span><text:span text:style-name="T1">const</text:span><text:span text:style-name="T4"> </text:span><text:span text:style-name="T9">T</text:span><text:span text:style-name="T4">&amp; </text:span><text:span text:style-name="T4">top</text:span><text:span text:style-name="T4">(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Elements</text:span><text:span text:style-name="T4">[0];</text:span></text:p>
      <text:p text:style-name="P2"><text:tab/>}</text:p>
      <text:p text:style-name="P2">};</text:p>
      <text:p text:style-name="P5"/>
      <text:p text:style-name="P6"><text:span text:style-name="T3">#endif</text:span><text:span text:style-name="T6"> </text:span><text:span text:style-name="T19">/* DYNAMICSTACK_H_ */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4"><text:soft-page-break/><text:span text:style-name="T21">DynamicStackIterator.h</text:span></text:p>
      <text:p text:style-name="P6"><text:span text:style-name="T19"/></text:p>
      <text:p text:style-name="P5"><text:span text:style-name="T1">#ifndef</text:span><text:span text:style-name="T4"> DYNAMICSTACKITERATOR_H_</text:span></text:p>
      <text:p text:style-name="P5"><text:span text:style-name="T1">#define</text:span><text:span text:style-name="T4"> DYNAMICSTACKITERATOR_H_</text:span></text:p>
      <text:p text:style-name="P5"/>
      <text:p text:style-name="P5"><text:span text:style-name="T1">#include</text:span><text:span text:style-name="T4"> </text:span><text:span text:style-name="T8">"DynamicStack.h"</text:span>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class</text:span><text:span text:style-name="T4"> </text:span><text:span text:style-name="T13">DynamicStackIterator</text:span></text:p>
      <text:p text:style-name="P2">{</text:p>
      <text:p text:style-name="P5"><text:span text:style-name="T1">private</text:span><text:span text:style-name="T4">:</text:span></text:p>
      <text:p text:style-name="P5"><text:span text:style-name="T4"><text:tab/></text:span><text:span text:style-name="T13">DynamicStack</text:span><text:span text:style-name="T4">&lt;</text:span><text:span text:style-name="T9">T</text:span><text:span text:style-name="T4">&gt; </text:span><text:span text:style-name="T14">fStack</text:span><text:span text:style-name="T4">;</text:span></text:p>
      <text:p text:style-name="P5"><text:span text:style-name="T4"><text:tab/></text:span><text:span text:style-name="T1">int</text:span><text:span text:style-name="T4"> </text:span><text:span text:style-name="T14">fId</text:span><text:span text:style-name="T4">;</text:span></text:p>
      <text:p text:style-name="P5"/>
      <text:p text:style-name="P5"><text:span text:style-name="T4"><text:tab/></text:span><text:span text:style-name="T1">static</text:span><text:span text:style-name="T4"> </text:span><text:span text:style-name="T1">int</text:span><text:span text:style-name="T4"> </text:span><text:span text:style-name="T15">IteratorId</text:span><text:span text:style-name="T4">;</text:span></text:p>
      <text:p text:style-name="P5"/>
      <text:p text:style-name="P5"><text:span text:style-name="T1">public</text:span><text:span text:style-name="T4">:</text:span></text:p>
      <text:p text:style-name="P5"><text:span text:style-name="T4"><text:tab/></text:span><text:span text:style-name="T4">DynamicStackIterator</text:span><text:span text:style-name="T4">(</text:span><text:span text:style-name="T1">const</text:span><text:span text:style-name="T4"> </text:span><text:span text:style-name="T13">DynamicStack</text:span><text:span text:style-name="T4">&lt;</text:span><text:span text:style-name="T9">T</text:span><text:span text:style-name="T4">&gt;&amp; aStack)</text:span></text:p>
      <text:p text:style-name="P2"><text:tab/>{</text:p>
      <text:p text:style-name="P5"><text:span text:style-name="T4"><text:tab/><text:tab/></text:span><text:span text:style-name="T14">fStack</text:span><text:span text:style-name="T4"> = aStack;</text:span></text:p>
      <text:p text:style-name="P5"><text:span text:style-name="T4"><text:tab/><text:tab/></text:span><text:span text:style-name="T15">IteratorId</text:span><text:span text:style-name="T4">++;</text:span></text:p>
      <text:p text:style-name="P5"><text:span text:style-name="T4"><text:tab/><text:tab/></text:span><text:span text:style-name="T14">fId</text:span><text:span text:style-name="T4"> = </text:span><text:span text:style-name="T15">IteratorId</text:span><text:span text:style-name="T4">;</text:span></text:p>
      <text:p text:style-name="P2"><text:tab/>}</text:p>
      <text:p text:style-name="P5"/>
      <text:p text:style-name="P5"><text:span text:style-name="T4"><text:tab/></text:span><text:span text:style-name="T1">const</text:span><text:span text:style-name="T4"> </text:span><text:span text:style-name="T9">T</text:span><text:span text:style-name="T4">&amp; </text:span><text:span text:style-name="T4">operator*</text:span><text:span text:style-name="T4">() </text:span><text:span text:style-name="T1">const</text:span><text:span text:style-name="T4"> </text:span><text:span text:style-name="T17">// dereference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Stack</text:span><text:span text:style-name="T4">.top();</text:span></text:p>
      <text:p text:style-name="P2"><text:tab/>}</text:p>
      <text:p text:style-name="P5"/>
      <text:p text:style-name="P5"><text:span text:style-name="T4"><text:tab/></text:span><text:span text:style-name="T13">DynamicStackIterator</text:span><text:span text:style-name="T4">&amp; </text:span><text:span text:style-name="T4">operator++</text:span><text:span text:style-name="T4">() </text:span><text:span text:style-name="T17">// prefix increment</text:span></text:p>
      <text:p text:style-name="P2"><text:tab/>{</text:p>
      <text:p text:style-name="P5"><text:span text:style-name="T4"><text:tab/><text:tab/></text:span><text:span text:style-name="T14">fStack</text:span><text:span text:style-name="T4">.pop();</text:span></text:p>
      <text:p text:style-name="P5"><text:span text:style-name="T4"><text:tab/><text:tab/></text:span><text:span text:style-name="T1">return</text:span><text:span text:style-name="T4"> *</text:span><text:span text:style-name="T1">this</text:span><text:span text:style-name="T4">;</text:span></text:p>
      <text:p text:style-name="P2"><text:tab/>}</text:p>
      <text:p text:style-name="P5"/>
      <text:p text:style-name="P5"><text:span text:style-name="T4"><text:tab/></text:span><text:span text:style-name="T13">DynamicStackIterator</text:span><text:span text:style-name="T4"> </text:span><text:span text:style-name="T4">operator++</text:span><text:span text:style-name="T4">(</text:span><text:span text:style-name="T1">int</text:span><text:span text:style-name="T4">) </text:span><text:span text:style-name="T17">// </text:span><text:span text:style-name="T17">postfix</text:span><text:span text:style-name="T17"> increment</text:span></text:p>
      <text:p text:style-name="P2"><text:tab/>{</text:p>
      <text:p text:style-name="P5"><text:span text:style-name="T4"><text:tab/><text:tab/></text:span><text:span text:style-name="T13">DynamicStackIterator</text:span><text:span text:style-name="T4"> tempIter = *</text:span><text:span text:style-name="T1">this</text:span><text:span text:style-name="T4">;</text:span></text:p>
      <text:p text:style-name="P5"><text:span text:style-name="T4"><text:tab/><text:tab/></text:span><text:span text:style-name="T14">fStack</text:span><text:span text:style-name="T4">.pop();</text:span></text:p>
      <text:p text:style-name="P5"><text:span text:style-name="T4"><text:tab/><text:tab/></text:span><text:span text:style-name="T1">return</text:span><text:span text:style-name="T4"> tempIter;</text:span></text:p>
      <text:p text:style-name="P2"><text:tab/>}</text:p>
      <text:p text:style-name="P5"/>
      <text:p text:style-name="P5"><text:span text:style-name="T4"><text:tab/></text:span><text:span text:style-name="T1">bool</text:span><text:span text:style-name="T4"> </text:span><text:span text:style-name="T4">operator==</text:span><text:span text:style-name="T4">(</text:span><text:span text:style-name="T1">const</text:span><text:span text:style-name="T4"> </text:span><text:span text:style-name="T13">DynamicStackIterator</text:span><text:span text:style-name="T4">&amp; aOtherIter) </text:span><text:span text:style-name="T1">const</text:span></text:p>
      <text:p text:style-name="P2"><text:tab/>{</text:p>
      <text:p text:style-name="P5"><text:span text:style-name="T4"><text:tab/><text:tab/></text:span><text:span text:style-name="T1">if</text:span><text:span text:style-name="T4">(</text:span><text:span text:style-name="T14">fStack</text:span><text:span text:style-name="T4">.isEmpty() &amp;&amp; aOtherIter.</text:span><text:span text:style-name="T14">fStack</text:span><text:span text:style-name="T4">.isEmpty())</text:span></text:p>
      <text:p text:style-name="P5"><text:span text:style-name="T4"><text:tab/><text:tab/><text:tab/></text:span><text:span text:style-name="T1">return</text:span><text:span text:style-name="T4"> (</text:span><text:span text:style-name="T14">fId</text:span><text:span text:style-name="T4"> == aOtherIter.</text:span><text:span text:style-name="T14">fId</text:span><text:span text:style-name="T4">);</text:span></text:p>
      <text:p text:style-name="P5"><text:span text:style-name="T4"><text:tab/><text:tab/></text:span><text:span text:style-name="T1">else</text:span><text:span text:style-name="T4"> </text:span><text:span text:style-name="T1">if</text:span><text:span text:style-name="T4">(</text:span><text:span text:style-name="T14">fStack</text:span><text:span text:style-name="T4">.size() != aOtherIter.</text:span><text:span text:style-name="T14">fStack</text:span><text:span text:style-name="T4">.size())</text:span></text:p>
      <text:p text:style-name="P5"><text:span text:style-name="T4"><text:tab/><text:tab/><text:tab/></text:span><text:span text:style-name="T1">return</text:span><text:span text:style-name="T4"> </text:span><text:span text:style-name="T1">false</text:span><text:span text:style-name="T4">;</text:span></text:p>
      <text:p text:style-name="P5"><text:span text:style-name="T4"><text:tab/><text:tab/></text:span><text:span text:style-name="T1">else</text:span></text:p>
      <text:p text:style-name="P5"><text:span text:style-name="T4"><text:tab/><text:tab/><text:tab/></text:span><text:span text:style-name="T1">return</text:span><text:span text:style-name="T4"> ((</text:span><text:span text:style-name="T14">fId</text:span><text:span text:style-name="T4"> == aOtherIter.</text:span><text:span text:style-name="T14">fId</text:span><text:span text:style-name="T4">) &amp;&amp; (</text:span><text:span text:style-name="T14">fStack</text:span><text:span text:style-name="T4">.top() == aOtherIter.</text:span><text:span text:style-name="T14">fStack</text:span><text:span text:style-name="T4">.top()));</text:span></text:p>
      <text:p text:style-name="P2"><text:tab/>}</text:p>
      <text:p text:style-name="P5"/>
      <text:p text:style-name="P5"><text:span text:style-name="T4"><text:tab/></text:span><text:span text:style-name="T1">bool</text:span><text:span text:style-name="T4"> </text:span><text:span text:style-name="T4">operator!=</text:span><text:span text:style-name="T4">(</text:span><text:span text:style-name="T1">const</text:span><text:span text:style-name="T4"> </text:span><text:span text:style-name="T13">DynamicStackIterator</text:span><text:span text:style-name="T4">&amp; aOtherIter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!(*</text:span><text:span text:style-name="T1">this</text:span><text:span text:style-name="T4"> == aOtherIter);</text:span></text:p>
      <text:p text:style-name="P2"><text:tab/>}</text:p>
      <text:p text:style-name="P5"/>
      <text:p text:style-name="P5"><text:span text:style-name="T4"><text:tab/></text:span><text:span text:style-name="T13">DynamicStackIterator</text:span><text:span text:style-name="T4"> </text:span><text:span text:style-name="T4">end</text:span><text:span text:style-name="T4">() </text:span><text:span text:style-name="T1">const</text:span><text:span text:style-name="T4"> </text:span><text:span text:style-name="T17">// new iterator (after last element)</text:span></text:p>
      <text:p text:style-name="P2"><text:tab/>{</text:p>
      <text:p text:style-name="P5"><text:span text:style-name="T4"><text:tab/><text:tab/></text:span><text:span text:style-name="T13">DynamicStackIterator</text:span><text:span text:style-name="T4"> returnIter = *</text:span><text:span text:style-name="T1">this</text:span><text:span text:style-name="T4">;</text:span></text:p>
      <text:p text:style-name="P5"/>
      <text:p text:style-name="P5"><text:span text:style-name="T4"><text:tab/><text:tab/></text:span><text:span text:style-name="T1">while</text:span><text:span text:style-name="T4">(!returnIter.</text:span><text:span text:style-name="T14">fStack</text:span><text:span text:style-name="T4">.isEmpty()){</text:span></text:p>
      <text:p text:style-name="P2"><text:tab/><text:tab/><text:tab/>returnIter++;</text:p>
      <text:p text:style-name="P2"><text:tab/><text:tab/>}</text:p>
      <text:p text:style-name="P5"><text:span text:style-name="T4"><text:tab/><text:tab/></text:span><text:span text:style-name="T1">return</text:span><text:span text:style-name="T4"> returnIter;</text:span></text:p>
      <text:p text:style-name="P2"><text:soft-page-break/><text:tab/>}</text:p>
      <text:p text:style-name="P2">};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int</text:span><text:span text:style-name="T4"> </text:span><text:span text:style-name="T15">DynamicStackIterator&lt;T&gt;::IteratorId</text:span><text:span text:style-name="T4"> = 0;</text:span></text:p>
      <text:p text:style-name="P5"/>
      <text:p text:style-name="P6"><text:span text:style-name="T3">#endif</text:span><text:span text:style-name="T6"> </text:span><text:span text:style-name="T19">/* DYNAMICSTACKITERATOR_H_ */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4"><text:soft-page-break/><text:span text:style-name="T21">DynamicQueue.h</text:span></text:p>
      <text:p text:style-name="P4"><text:span text:style-name="T21"/></text:p>
      <text:p text:style-name="P2"><text:span text:style-name="T1">#ifndef</text:span> DYNAMICQUEUE_H_</text:p>
      <text:p text:style-name="P5"><text:span text:style-name="T1">#define</text:span><text:span text:style-name="T4"> DYNAMICQUEUE_H_</text:span></text:p>
      <text:p text:style-name="P5"/>
      <text:p text:style-name="P5"><text:span text:style-name="T1">#include</text:span><text:span text:style-name="T4"> </text:span><text:span text:style-name="T8">"List.h"</text:span></text:p>
      <text:p text:style-name="P5"><text:span text:style-name="T1">#include</text:span><text:span text:style-name="T4"> </text:span><text:span text:style-name="T8">&lt;stdexcept&gt;</text:span>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class</text:span><text:span text:style-name="T4"> </text:span><text:span text:style-name="T13">DynamicQueue</text:span></text:p>
      <text:p text:style-name="P2">{</text:p>
      <text:p text:style-name="P5"><text:span text:style-name="T1">private</text:span><text:span text:style-name="T4">:</text:span></text:p>
      <text:p text:style-name="P5"><text:span text:style-name="T4"><text:tab/></text:span><text:span text:style-name="T13">List</text:span><text:span text:style-name="T4">&lt;</text:span><text:span text:style-name="T9">T</text:span><text:span text:style-name="T4">&gt; </text:span><text:span text:style-name="T14">fElements</text:span><text:span text:style-name="T4">;</text:span></text:p>
      <text:p text:style-name="P5"/>
      <text:p text:style-name="P5"><text:span text:style-name="T1">public</text:span><text:span text:style-name="T4">:</text:span></text:p>
      <text:p text:style-name="P5"><text:span text:style-name="T4"><text:tab/></text:span><text:span text:style-name="T1">bool</text:span><text:span text:style-name="T4"> </text:span><text:span text:style-name="T4">isEmpty</text:span><text:span text:style-name="T4">(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Elements</text:span><text:span text:style-name="T4">.isEmpty();</text:span></text:p>
      <text:p text:style-name="P2"><text:tab/>}</text:p>
      <text:p text:style-name="P5"/>
      <text:p text:style-name="P5"><text:span text:style-name="T4"><text:tab/></text:span><text:span text:style-name="T1">int</text:span><text:span text:style-name="T4"> </text:span><text:span text:style-name="T4">size</text:span><text:span text:style-name="T4">(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</text:span><text:span text:style-name="T14">fElements</text:span><text:span text:style-name="T4">.size();</text:span></text:p>
      <text:p text:style-name="P2"><text:tab/>}</text:p>
      <text:p text:style-name="P5"/>
      <text:p text:style-name="P5"><text:span text:style-name="T4"><text:tab/></text:span><text:span text:style-name="T1">void</text:span><text:span text:style-name="T4"> </text:span><text:span text:style-name="T4">enqueue</text:span><text:span text:style-name="T4">(</text:span><text:span text:style-name="T1">const</text:span><text:span text:style-name="T4"> </text:span><text:span text:style-name="T9">T</text:span><text:span text:style-name="T4">&amp; aElement)</text:span></text:p>
      <text:p text:style-name="P2"><text:tab/>{</text:p>
      <text:p text:style-name="P5"><text:span text:style-name="T4"><text:tab/><text:tab/></text:span><text:span text:style-name="T14">fElements</text:span><text:span text:style-name="T4">.addFirst(aElement);</text:span></text:p>
      <text:p text:style-name="P2"><text:tab/>}</text:p>
      <text:p text:style-name="P5"/>
      <text:p text:style-name="P5"><text:span text:style-name="T4"><text:tab/></text:span><text:span text:style-name="T1">const</text:span><text:span text:style-name="T4"> </text:span><text:span text:style-name="T9">T</text:span><text:span text:style-name="T4">&amp; </text:span><text:span text:style-name="T4">dequeue</text:span><text:span text:style-name="T4">()</text:span></text:p>
      <text:p text:style-name="P2"><text:tab/>{</text:p>
      <text:p text:style-name="P5"><text:span text:style-name="T4"><text:tab/><text:tab/></text:span><text:span text:style-name="T1">if</text:span><text:span text:style-name="T4">(size() &gt; 0){</text:span></text:p>
      <text:p text:style-name="P5"><text:span text:style-name="T4"><text:tab/><text:tab/><text:tab/></text:span><text:span text:style-name="T9">T</text:span><text:span text:style-name="T4"> temp = </text:span><text:span text:style-name="T14">fElements</text:span><text:span text:style-name="T4">[</text:span><text:span text:style-name="T14">fElements</text:span><text:span text:style-name="T4">.size() - 1];</text:span></text:p>
      <text:p text:style-name="P5"><text:span text:style-name="T4"><text:tab/><text:tab/><text:tab/></text:span><text:span text:style-name="T14">fElements</text:span><text:span text:style-name="T4">.dropLast();</text:span></text:p>
      <text:p text:style-name="P5"><text:span text:style-name="T4"><text:tab/><text:tab/><text:tab/></text:span><text:span text:style-name="T1">return</text:span><text:span text:style-name="T4"> temp;</text:span></text:p>
      <text:p text:style-name="P2"><text:tab/><text:tab/>}</text:p>
      <text:p text:style-name="P5"><text:span text:style-name="T4"><text:tab/><text:tab/></text:span><text:span text:style-name="T1">else</text:span><text:span text:style-name="T4">{</text:span></text:p>
      <text:p text:style-name="P5"><text:span text:style-name="T4"><text:tab/><text:tab/><text:tab/></text:span><text:span text:style-name="T1">throw</text:span><text:span text:style-name="T4"> std::</text:span><text:span text:style-name="T22">out_of_range</text:span><text:span text:style-name="T4">(</text:span><text:span text:style-name="T8">"Trying to dequeue an empty queue!"</text:span><text:span text:style-name="T4">);</text:span></text:p>
      <text:p text:style-name="P2"><text:tab/><text:tab/>}</text:p>
      <text:p text:style-name="P2"><text:tab/>}</text:p>
      <text:p text:style-name="P2">};</text:p>
      <text:p text:style-name="P5"/>
      <text:p text:style-name="P5"><text:span text:style-name="T1">#endif</text:span><text:span text:style-name="T4"> </text:span><text:span text:style-name="T17">/* DYNAMICQUEUE_H_ */</text:span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4"><text:soft-page-break/><text:span text:style-name="T21">DynamicQueueIterator.h</text:span></text:p>
      <text:p text:style-name="P5"/>
      <text:p text:style-name="P5"><text:span text:style-name="T1">#ifndef</text:span><text:span text:style-name="T4"> DYNAMICQUEUEITERATOR_H_</text:span></text:p>
      <text:p text:style-name="P5"><text:span text:style-name="T1">#define</text:span><text:span text:style-name="T4"> DYNAMICQUEUEITERATOR_H_</text:span></text:p>
      <text:p text:style-name="P5"/>
      <text:p text:style-name="P5"><text:span text:style-name="T1">#include</text:span><text:span text:style-name="T4"> </text:span><text:span text:style-name="T8">"DynamicQueue.h"</text:span></text:p>
      <text:p text:style-name="P5"/>
      <text:p text:style-name="P5"><text:span text:style-name="T1">#include</text:span><text:span text:style-name="T4"> </text:span><text:span text:style-name="T8">&lt;iostream&gt;</text:span>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class</text:span><text:span text:style-name="T4"> </text:span><text:span text:style-name="T13">DynamicQueueIterator</text:span></text:p>
      <text:p text:style-name="P2">{</text:p>
      <text:p text:style-name="P5"><text:span text:style-name="T1">private</text:span><text:span text:style-name="T4">:</text:span></text:p>
      <text:p text:style-name="P5"><text:span text:style-name="T4"><text:tab/></text:span><text:span text:style-name="T13">DynamicQueue</text:span><text:span text:style-name="T4">&lt;</text:span><text:span text:style-name="T9">T</text:span><text:span text:style-name="T4">&gt; </text:span><text:span text:style-name="T14">fQueue</text:span><text:span text:style-name="T4">;</text:span></text:p>
      <text:p text:style-name="P5"><text:span text:style-name="T4"><text:tab/></text:span><text:span text:style-name="T1">const</text:span><text:span text:style-name="T4"> </text:span><text:span text:style-name="T9">T</text:span><text:span text:style-name="T4">* </text:span><text:span text:style-name="T14">fCurrentElement</text:span><text:span text:style-name="T4">;</text:span></text:p>
      <text:p text:style-name="P5"><text:span text:style-name="T4"><text:tab/></text:span><text:span text:style-name="T1">bool</text:span><text:span text:style-name="T4"> </text:span><text:span text:style-name="T14">fMustDequeue</text:span><text:span text:style-name="T4">;</text:span></text:p>
      <text:p text:style-name="P5"><text:span text:style-name="T4"><text:tab/></text:span><text:span text:style-name="T1">int</text:span><text:span text:style-name="T4"> </text:span><text:span text:style-name="T14">fId</text:span><text:span text:style-name="T4">;</text:span></text:p>
      <text:p text:style-name="P5"/>
      <text:p text:style-name="P5"><text:span text:style-name="T4"><text:tab/></text:span><text:span text:style-name="T1">static</text:span><text:span text:style-name="T4"> </text:span><text:span text:style-name="T1">int</text:span><text:span text:style-name="T4"> </text:span><text:span text:style-name="T15">IteratorId</text:span><text:span text:style-name="T4">;</text:span></text:p>
      <text:p text:style-name="P5"/>
      <text:p text:style-name="P5"><text:span text:style-name="T1">public</text:span><text:span text:style-name="T4">:</text:span></text:p>
      <text:p text:style-name="P5"><text:span text:style-name="T4"><text:tab/></text:span><text:span text:style-name="T4">DynamicQueueIterator</text:span><text:span text:style-name="T4">(</text:span><text:span text:style-name="T1">const</text:span><text:span text:style-name="T4"> </text:span><text:span text:style-name="T13">DynamicQueue</text:span><text:span text:style-name="T4">&lt;</text:span><text:span text:style-name="T9">T</text:span><text:span text:style-name="T4">&gt;&amp; aQueue)</text:span></text:p>
      <text:p text:style-name="P2"><text:tab/>{</text:p>
      <text:p text:style-name="P5"><text:span text:style-name="T4"><text:tab/><text:tab/></text:span><text:span text:style-name="T14">fQueue</text:span><text:span text:style-name="T4"> = aQueue;</text:span></text:p>
      <text:p text:style-name="P5"><text:span text:style-name="T4"><text:tab/><text:tab/></text:span><text:span text:style-name="T15">IteratorId</text:span><text:span text:style-name="T4">++;</text:span></text:p>
      <text:p text:style-name="P5"><text:span text:style-name="T4"><text:tab/><text:tab/></text:span><text:span text:style-name="T14">fId</text:span><text:span text:style-name="T4"> = </text:span><text:span text:style-name="T15">IteratorId</text:span><text:span text:style-name="T4">;</text:span></text:p>
      <text:p text:style-name="P5"><text:span text:style-name="T4"><text:tab/><text:tab/></text:span><text:span text:style-name="T14">fMustDequeue</text:span><text:span text:style-name="T4"> = </text:span><text:span text:style-name="T1">true</text:span><text:span text:style-name="T4">;</text:span></text:p>
      <text:p text:style-name="P2"><text:tab/>}</text:p>
      <text:p text:style-name="P5"/>
      <text:p text:style-name="P5"><text:span text:style-name="T4"><text:tab/></text:span><text:span text:style-name="T1">const</text:span><text:span text:style-name="T4"> </text:span><text:span text:style-name="T9">T</text:span><text:span text:style-name="T4">&amp; </text:span><text:span text:style-name="T4">operator*</text:span><text:span text:style-name="T4">() </text:span><text:span text:style-name="T17">// dereference</text:span></text:p>
      <text:p text:style-name="P2"><text:tab/>{</text:p>
      <text:p text:style-name="P5"><text:span text:style-name="T4"><text:tab/><text:tab/></text:span><text:span text:style-name="T1">if</text:span><text:span text:style-name="T4">(</text:span><text:span text:style-name="T14">fMustDequeue</text:span><text:span text:style-name="T4">){</text:span></text:p>
      <text:p text:style-name="P5"><text:span text:style-name="T4"><text:tab/><text:tab/><text:tab/></text:span><text:span text:style-name="T14">fCurrentElement</text:span><text:span text:style-name="T4"> = &amp;</text:span><text:span text:style-name="T14">fQueue</text:span><text:span text:style-name="T4">.dequeue();</text:span></text:p>
      <text:p text:style-name="P5"><text:span text:style-name="T4"><text:tab/><text:tab/><text:tab/></text:span><text:span text:style-name="T14">fMustDequeue</text:span><text:span text:style-name="T4"> = </text:span><text:span text:style-name="T1">false</text:span><text:span text:style-name="T4">;</text:span></text:p>
      <text:p text:style-name="P5"><text:span text:style-name="T4"><text:tab/><text:tab/><text:tab/></text:span><text:span text:style-name="T1">return</text:span><text:span text:style-name="T4"> *</text:span><text:span text:style-name="T14">fCurrentElement</text:span><text:span text:style-name="T4">;</text:span></text:p>
      <text:p text:style-name="P2"><text:tab/><text:tab/>}</text:p>
      <text:p text:style-name="P5"><text:span text:style-name="T4"><text:tab/><text:tab/></text:span><text:span text:style-name="T1">else</text:span><text:span text:style-name="T4">{</text:span></text:p>
      <text:p text:style-name="P5"><text:span text:style-name="T4"><text:tab/><text:tab/><text:tab/></text:span><text:span text:style-name="T1">return</text:span><text:span text:style-name="T4"> *</text:span><text:span text:style-name="T14">fCurrentElement</text:span><text:span text:style-name="T4">;</text:span></text:p>
      <text:p text:style-name="P2"><text:tab/><text:tab/>}</text:p>
      <text:p text:style-name="P2"><text:tab/>}</text:p>
      <text:p text:style-name="P5"/>
      <text:p text:style-name="P5"><text:span text:style-name="T4"><text:tab/></text:span><text:span text:style-name="T13">DynamicQueueIterator</text:span><text:span text:style-name="T4">&amp; </text:span><text:span text:style-name="T4">operator++</text:span><text:span text:style-name="T4">() </text:span><text:span text:style-name="T17">// prefix increment</text:span></text:p>
      <text:p text:style-name="P2"><text:tab/>{</text:p>
      <text:p text:style-name="P5"><text:span text:style-name="T4"><text:tab/><text:tab/></text:span><text:span text:style-name="T14">fMustDequeue</text:span><text:span text:style-name="T4"> = </text:span><text:span text:style-name="T1">true</text:span><text:span text:style-name="T4">;</text:span></text:p>
      <text:p text:style-name="P2"><text:tab/>}</text:p>
      <text:p text:style-name="P5"/>
      <text:p text:style-name="P5"><text:span text:style-name="T4"><text:tab/></text:span><text:span text:style-name="T13">DynamicQueueIterator</text:span><text:span text:style-name="T4"> </text:span><text:span text:style-name="T4">operator++</text:span><text:span text:style-name="T4">(</text:span><text:span text:style-name="T1">int</text:span><text:span text:style-name="T4">) </text:span><text:span text:style-name="T17">// </text:span><text:span text:style-name="T17">postfix</text:span><text:span text:style-name="T17"> increment</text:span></text:p>
      <text:p text:style-name="P2"><text:tab/>{</text:p>
      <text:p text:style-name="P5"><text:span text:style-name="T4"><text:tab/><text:tab/></text:span><text:span text:style-name="T13">DynamicQueueIterator</text:span><text:span text:style-name="T4"> tempIter = *</text:span><text:span text:style-name="T1">this</text:span><text:span text:style-name="T4">;</text:span></text:p>
      <text:p text:style-name="P5"><text:span text:style-name="T4"><text:tab/><text:tab/></text:span><text:span text:style-name="T14">fMustDequeue</text:span><text:span text:style-name="T4"> = </text:span><text:span text:style-name="T1">true</text:span><text:span text:style-name="T4">;</text:span></text:p>
      <text:p text:style-name="P5"><text:span text:style-name="T4"><text:tab/><text:tab/></text:span><text:span text:style-name="T1">return</text:span><text:span text:style-name="T4"> tempIter;</text:span></text:p>
      <text:p text:style-name="P2"><text:tab/>}</text:p>
      <text:p text:style-name="P5"/>
      <text:p text:style-name="P5"><text:span text:style-name="T4"><text:tab/></text:span><text:span text:style-name="T1">bool</text:span><text:span text:style-name="T4"> </text:span><text:span text:style-name="T4">operator==</text:span><text:span text:style-name="T4">(</text:span><text:span text:style-name="T1">const</text:span><text:span text:style-name="T4"> </text:span><text:span text:style-name="T13">DynamicQueueIterator</text:span><text:span text:style-name="T4">&amp; aOtherIter) </text:span><text:span text:style-name="T1">const</text:span></text:p>
      <text:p text:style-name="P2"><text:tab/>{</text:p>
      <text:p text:style-name="P5"><text:span text:style-name="T4"><text:tab/><text:tab/></text:span><text:span text:style-name="T1">if</text:span><text:span text:style-name="T4">(</text:span><text:span text:style-name="T14">fQueue</text:span><text:span text:style-name="T4">.isEmpty() &amp;&amp; aOtherIter.</text:span><text:span text:style-name="T14">fQueue</text:span><text:span text:style-name="T4">.isEmpty()){</text:span></text:p>
      <text:p text:style-name="P5"><text:span text:style-name="T4"><text:tab/><text:tab/><text:tab/></text:span><text:span text:style-name="T1">return</text:span><text:span text:style-name="T4"> (</text:span><text:span text:style-name="T14">fId</text:span><text:span text:style-name="T4"> == aOtherIter.</text:span><text:span text:style-name="T14">fId</text:span><text:span text:style-name="T4">);</text:span></text:p>
      <text:p text:style-name="P2"><text:tab/><text:tab/>}</text:p>
      <text:p text:style-name="P5"><text:span text:style-name="T4"><text:tab/><text:tab/></text:span><text:span text:style-name="T1">else</text:span><text:span text:style-name="T4"> </text:span><text:span text:style-name="T1">if</text:span><text:span text:style-name="T4">(</text:span><text:span text:style-name="T14">fQueue</text:span><text:span text:style-name="T4">.size() != aOtherIter.</text:span><text:span text:style-name="T14">fQueue</text:span><text:span text:style-name="T4">.size()){</text:span></text:p>
      <text:p text:style-name="P5"><text:span text:style-name="T4"><text:tab/><text:tab/><text:tab/></text:span><text:span text:style-name="T1">return</text:span><text:span text:style-name="T4"> </text:span><text:span text:style-name="T1">false</text:span><text:span text:style-name="T4">;</text:span></text:p>
      <text:p text:style-name="P2"><text:tab/><text:tab/>}</text:p>
      <text:p text:style-name="P5"><text:span text:style-name="T4"><text:tab/><text:tab/></text:span><text:span text:style-name="T1">else</text:span><text:span text:style-name="T4">{</text:span></text:p>
      <text:p text:style-name="P5"><text:span text:style-name="T4"><text:tab/><text:tab/><text:tab/></text:span><text:span text:style-name="T1">return</text:span><text:span text:style-name="T4"> (</text:span><text:span text:style-name="T14">fId</text:span><text:span text:style-name="T4"> == aOtherIter.</text:span><text:span text:style-name="T14">fId</text:span><text:span text:style-name="T4">) &amp;&amp; (*</text:span><text:span text:style-name="T14">fCurrentElement</text:span><text:span text:style-name="T4"> == *aOtherIter.</text:span><text:span text:style-name="T14">fCurrentElement</text:span><text:span text:style-name="T4">) &amp;&amp; <text:tab/><text:tab/><text:tab/><text:tab/>(</text:span><text:span text:style-name="T14">fMustDequeue</text:span><text:span text:style-name="T4"> == aOtherIter.</text:span><text:span text:style-name="T14">fMustDequeue</text:span><text:span text:style-name="T4">);</text:span></text:p>
      <text:p text:style-name="P2"><text:tab/><text:tab/>}</text:p>
      <text:p text:style-name="P2"><text:soft-page-break/><text:tab/>}</text:p>
      <text:p text:style-name="P5"/>
      <text:p text:style-name="P5"><text:span text:style-name="T4"><text:tab/></text:span><text:span text:style-name="T1">bool</text:span><text:span text:style-name="T4"> </text:span><text:span text:style-name="T4">operator!=</text:span><text:span text:style-name="T4">(</text:span><text:span text:style-name="T1">const</text:span><text:span text:style-name="T4"> </text:span><text:span text:style-name="T13">DynamicQueueIterator</text:span><text:span text:style-name="T4">&amp; aOtherIter) </text:span><text:span text:style-name="T1">const</text:span></text:p>
      <text:p text:style-name="P2"><text:tab/>{</text:p>
      <text:p text:style-name="P5"><text:span text:style-name="T4"><text:tab/><text:tab/></text:span><text:span text:style-name="T1">return</text:span><text:span text:style-name="T4"> !(*</text:span><text:span text:style-name="T1">this</text:span><text:span text:style-name="T4"> == aOtherIter);</text:span></text:p>
      <text:p text:style-name="P2"><text:tab/>}</text:p>
      <text:p text:style-name="P5"/>
      <text:p text:style-name="P5"><text:span text:style-name="T4"><text:tab/></text:span><text:span text:style-name="T13">DynamicQueueIterator</text:span><text:span text:style-name="T4"> </text:span><text:span text:style-name="T4">end</text:span><text:span text:style-name="T4">() </text:span><text:span text:style-name="T1">const</text:span><text:span text:style-name="T4"> </text:span><text:span text:style-name="T17">//new iterator (after last element)</text:span></text:p>
      <text:p text:style-name="P2"><text:tab/>{</text:p>
      <text:p text:style-name="P5"><text:span text:style-name="T4"><text:tab/><text:tab/></text:span><text:span text:style-name="T13">DynamicQueueIterator</text:span><text:span text:style-name="T4"> returnIter = *</text:span><text:span text:style-name="T1">this</text:span><text:span text:style-name="T4">;</text:span></text:p>
      <text:p text:style-name="P5"><text:span text:style-name="T4"><text:tab/><text:tab/></text:span><text:span text:style-name="T1">while</text:span><text:span text:style-name="T4">(!returnIter.</text:span><text:span text:style-name="T14">fQueue</text:span><text:span text:style-name="T4">.isEmpty()){</text:span></text:p>
      <text:p text:style-name="P5"><text:span text:style-name="T4"><text:tab/><text:tab/><text:tab/>returnIter.</text:span><text:span text:style-name="T14">fQueue</text:span><text:span text:style-name="T4">.dequeue();</text:span></text:p>
      <text:p text:style-name="P2"><text:tab/><text:tab/>}</text:p>
      <text:p text:style-name="P5"><text:span text:style-name="T4"><text:tab/><text:tab/></text:span><text:span text:style-name="T1">return</text:span><text:span text:style-name="T4"> returnIter;</text:span></text:p>
      <text:p text:style-name="P2"><text:tab/>}</text:p>
      <text:p text:style-name="P2">};</text:p>
      <text:p text:style-name="P5"/>
      <text:p text:style-name="P5"><text:span text:style-name="T1">template</text:span><text:span text:style-name="T4">&lt;</text:span><text:span text:style-name="T1">class</text:span><text:span text:style-name="T4"> </text:span><text:span text:style-name="T9">T</text:span><text:span text:style-name="T4">&gt;</text:span></text:p>
      <text:p text:style-name="P5"><text:span text:style-name="T1">int</text:span><text:span text:style-name="T4"> </text:span><text:span text:style-name="T15">DynamicQueueIterator&lt;T&gt;::IteratorId</text:span><text:span text:style-name="T4"> = 0;</text:span></text:p>
      <text:p text:style-name="P5"/>
      <text:p text:style-name="P5"><text:span text:style-name="T1">#endif</text:span><text:span text:style-name="T4"> </text:span><text:span text:style-name="T17">/* DYNAMICQUEUEITERATOR_H_ */</text:span></text:p>
      <text:p text:style-name="P3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3T21:57:44.24</meta:creation-date>
    <meta:document-statistic meta:table-count="0" meta:image-count="0" meta:object-count="0" meta:page-count="6" meta:paragraph-count="198" meta:word-count="433" meta:character-count="3938"/>
    <dc:date>2011-05-13T22:02:18.61</dc:date>
    <meta:editing-duration>PT00H04M35S</meta:editing-duration>
    <meta:editing-cycles>1</meta:editing-cycles>
    <meta:generator>OpenOffice.org/3.2$Win32 OpenOffice.org_project/320m18$Build-9502</meta:generator>
  </office:meta>
</office:document-meta>
</file>